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2" svg:width="453.51pt" svg:height="255.09pt" svg:x="258.66pt" svg:y="91.7pt">
            <loext:p draw:notify-on-update-of-ranges="Sheet1.E6:Sheet1.E11 Sheet1.H6:Sheet1.H11" text:style-name="P1">=</loext:p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photo ang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table:number-columns-repeated="6"/>
        </table:table-row>
        <table:table-row table:style-name="ro1">
          <table:table-cell office:value-type="float" office:value="257.3" calcext:value-type="float">
            <text:p>257.3</text:p>
          </table:table-cell>
          <table:table-cell office:value-type="float" office:value="255.1" calcext:value-type="float">
            <text:p>255.1</text:p>
          </table:table-cell>
          <table:table-cell table:style-name="ce1" office:value-type="string" calcext:value-type="string">
            <text:p>ds385</text:p>
          </table:table-cell>
          <table:table-cell office:value-type="string" calcext:value-type="string">
            <text:p>ds389</text:p>
          </table:table-cell>
          <table:table-cell table:formula="of:=[.B3]-[.A3]" office:value-type="float" office:value="-2.2000000000000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255.1" calcext:value-type="float">
            <text:p>255.1</text:p>
          </table:table-cell>
          <table:table-cell office:value-type="float" office:value="258.77" calcext:value-type="float">
            <text:p>258.77</text:p>
          </table:table-cell>
          <table:table-cell office:value-type="string" calcext:value-type="string">
            <text:p>ds389</text:p>
          </table:table-cell>
          <table:table-cell table:style-name="ce1" office:value-type="string" calcext:value-type="string">
            <text:p>ds390</text:p>
          </table:table-cell>
          <table:table-cell table:formula="of:=[.B4]-[.A4]" office:value-type="float" office:value="3.66999999999999" calcext:value-type="float">
            <text:p>3.67</text:p>
          </table:table-cell>
          <table:table-cell table:formula="of:=[.N15]" office:value-type="float" office:value="2.17994065719047" calcext:value-type="float">
            <text:p>2.1799406572</text:p>
          </table:table-cell>
          <table:table-cell table:formula="of:=[.N16]" office:value-type="float" office:value="15.0390839301288" calcext:value-type="float">
            <text:p>15.0390839301</text:p>
          </table:table-cell>
          <table:table-cell table:style-name="ce1" table:formula="of:=[.G4]-[.F4]" office:value-type="float" office:value="12.8591432729383" calcext:value-type="float">
            <text:p>12.8591432729</text:p>
          </table:table-cell>
          <table:table-cell table:number-columns-repeated="6"/>
        </table:table-row>
        <table:table-row table:style-name="ro1">
          <table:table-cell office:value-type="float" office:value="258.77" calcext:value-type="float">
            <text:p>258.77</text:p>
          </table:table-cell>
          <table:table-cell office:value-type="float" office:value="270.75" calcext:value-type="float">
            <text:p>270.75</text:p>
          </table:table-cell>
          <table:table-cell table:style-name="ce1" office:value-type="string" calcext:value-type="string">
            <text:p>ds390</text:p>
          </table:table-cell>
          <table:table-cell office:value-type="string" calcext:value-type="string">
            <text:p>ds392</text:p>
          </table:table-cell>
          <table:table-cell table:formula="of:=[.B5]-[.A5]" office:value-type="float" office:value="11.98" calcext:value-type="float">
            <text:p>11.98</text:p>
          </table:table-cell>
          <table:table-cell table:formula="of:=[.N16]" office:value-type="float" office:value="15.0390839301288" calcext:value-type="float">
            <text:p>15.0390839301</text:p>
          </table:table-cell>
          <table:table-cell table:formula="of:=[.N17]" office:value-type="float" office:value="-15.9374734868079" calcext:value-type="float">
            <text:p>-15.9374734868</text:p>
          </table:table-cell>
          <table:table-cell table:style-name="ce1" table:formula="of:=[.G5]-[.F5]" office:value-type="float" office:value="-30.9765574169366" calcext:value-type="float">
            <text:p>-30.9765574169</text:p>
          </table:table-cell>
          <table:table-cell table:number-columns-repeated="6"/>
        </table:table-row>
        <table:table-row table:style-name="ro1">
          <table:table-cell office:value-type="float" office:value="270.75" calcext:value-type="float">
            <text:p>270.75</text:p>
          </table:table-cell>
          <table:table-cell office:value-type="float" office:value="265.95" calcext:value-type="float">
            <text:p>265.95</text:p>
          </table:table-cell>
          <table:table-cell office:value-type="string" calcext:value-type="string">
            <text:p>ds392</text:p>
          </table:table-cell>
          <table:table-cell office:value-type="string" calcext:value-type="string">
            <text:p>ds393</text:p>
          </table:table-cell>
          <table:table-cell table:formula="of:=[.B6]-[.A6]" office:value-type="float" office:value="-4.80000000000001" calcext:value-type="float">
            <text:p>-4.8</text:p>
          </table:table-cell>
          <table:table-cell table:formula="of:=[.N17]" office:value-type="float" office:value="-15.9374734868079" calcext:value-type="float">
            <text:p>-15.9374734868</text:p>
          </table:table-cell>
          <table:table-cell table:formula="of:=[.N18]" office:value-type="float" office:value="-5.79333233643304" calcext:value-type="float">
            <text:p>-5.7933323364</text:p>
          </table:table-cell>
          <table:table-cell table:formula="of:=[.G6]-[.F6]" office:value-type="float" office:value="10.1441411503748" calcext:value-type="float">
            <text:p>10.1441411504</text:p>
          </table:table-cell>
          <table:table-cell table:number-columns-repeated="6"/>
        </table:table-row>
        <table:table-row table:style-name="ro1">
          <table:table-cell office:value-type="float" office:value="265.95" calcext:value-type="float">
            <text:p>265.95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ds393</text:p>
          </table:table-cell>
          <table:table-cell office:value-type="string" calcext:value-type="string">
            <text:p>ds395</text:p>
          </table:table-cell>
          <table:table-cell table:formula="of:=[.B7]-[.A7]" office:value-type="float" office:value="-4.44999999999999" calcext:value-type="float">
            <text:p>-4.45</text:p>
          </table:table-cell>
          <table:table-cell table:formula="of:=[.N18]" office:value-type="float" office:value="-5.79333233643304" calcext:value-type="float">
            <text:p>-5.7933323364</text:p>
          </table:table-cell>
          <table:table-cell table:formula="of:=[.N19]" office:value-type="float" office:value="1.98195085367521" calcext:value-type="float">
            <text:p>1.9819508537</text:p>
          </table:table-cell>
          <table:table-cell table:formula="of:=[.G7]-[.F7]" office:value-type="float" office:value="7.77528319010825" calcext:value-type="float">
            <text:p>7.7752831901</text:p>
          </table:table-cell>
          <table:table-cell table:number-columns-repeated="6"/>
        </table:table-row>
        <table:table-row table:style-name="ro1">
          <table:table-cell office:value-type="float" office:value="255.1" calcext:value-type="float">
            <text:p>255.1</text:p>
          </table:table-cell>
          <table:table-cell office:value-type="float" office:value="270.75" calcext:value-type="float">
            <text:p>270.75</text:p>
          </table:table-cell>
          <table:table-cell office:value-type="string" calcext:value-type="string">
            <text:p>ds389</text:p>
          </table:table-cell>
          <table:table-cell office:value-type="string" calcext:value-type="string">
            <text:p>ds392</text:p>
          </table:table-cell>
          <table:table-cell table:formula="of:=[.B8]-[.A8]" office:value-type="float" office:value="15.65" calcext:value-type="float">
            <text:p>15.65</text:p>
          </table:table-cell>
          <table:table-cell table:formula="of:=[.N15]" office:value-type="float" office:value="2.17994065719047" calcext:value-type="float">
            <text:p>2.1799406572</text:p>
          </table:table-cell>
          <table:table-cell table:formula="of:=[.N17]" office:value-type="float" office:value="-15.9374734868079" calcext:value-type="float">
            <text:p>-15.9374734868</text:p>
          </table:table-cell>
          <table:table-cell table:formula="of:=[.G8]-[.F8]" office:value-type="float" office:value="-18.1174141439983" calcext:value-type="float">
            <text:p>-18.117414144</text:p>
          </table:table-cell>
          <table:table-cell table:number-columns-repeated="6"/>
        </table:table-row>
        <table:table-row table:style-name="ro1">
          <table:table-cell office:value-type="float" office:value="255.1" calcext:value-type="float">
            <text:p>255.1</text:p>
          </table:table-cell>
          <table:table-cell office:value-type="float" office:value="265.95" calcext:value-type="float">
            <text:p>265.95</text:p>
          </table:table-cell>
          <table:table-cell office:value-type="string" calcext:value-type="string">
            <text:p>ds389</text:p>
          </table:table-cell>
          <table:table-cell office:value-type="string" calcext:value-type="string">
            <text:p>ds393</text:p>
          </table:table-cell>
          <table:table-cell table:formula="of:=[.B9]-[.A9]" office:value-type="float" office:value="10.85" calcext:value-type="float">
            <text:p>10.85</text:p>
          </table:table-cell>
          <table:table-cell table:formula="of:=[.N15]" office:value-type="float" office:value="2.17994065719047" calcext:value-type="float">
            <text:p>2.1799406572</text:p>
          </table:table-cell>
          <table:table-cell table:formula="of:=[.N18]" office:value-type="float" office:value="-5.79333233643304" calcext:value-type="float">
            <text:p>-5.7933323364</text:p>
          </table:table-cell>
          <table:table-cell table:formula="of:=[.G9]-[.F9]" office:value-type="float" office:value="-7.9732729936235" calcext:value-type="float">
            <text:p>-7.9732729936</text:p>
          </table:table-cell>
          <table:table-cell table:number-columns-repeated="6"/>
        </table:table-row>
        <table:table-row table:style-name="ro1">
          <table:table-cell office:value-type="float" office:value="255.1" calcext:value-type="float">
            <text:p>255.1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ds389</text:p>
          </table:table-cell>
          <table:table-cell office:value-type="string" calcext:value-type="string">
            <text:p>ds395</text:p>
          </table:table-cell>
          <table:table-cell table:formula="of:=[.B10]-[.A10]" office:value-type="float" office:value="6.40000000000001" calcext:value-type="float">
            <text:p>6.4</text:p>
          </table:table-cell>
          <table:table-cell table:formula="of:=[.N15]" office:value-type="float" office:value="2.17994065719047" calcext:value-type="float">
            <text:p>2.1799406572</text:p>
          </table:table-cell>
          <table:table-cell table:formula="of:=[.N19]" office:value-type="float" office:value="1.98195085367521" calcext:value-type="float">
            <text:p>1.9819508537</text:p>
          </table:table-cell>
          <table:table-cell table:formula="of:=[.G10]-[.F10]" office:value-type="float" office:value="-0.197989803515254" calcext:value-type="float">
            <text:p>-0.1979898035</text:p>
          </table:table-cell>
          <table:table-cell table:number-columns-repeated="6"/>
        </table:table-row>
        <table:table-row table:style-name="ro1">
          <table:table-cell office:value-type="float" office:value="270.75" calcext:value-type="float">
            <text:p>270.75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ds392</text:p>
          </table:table-cell>
          <table:table-cell office:value-type="string" calcext:value-type="string">
            <text:p>ds395</text:p>
          </table:table-cell>
          <table:table-cell table:formula="of:=[.B11]-[.A11]" office:value-type="float" office:value="-9.25" calcext:value-type="float">
            <text:p>-9.25</text:p>
          </table:table-cell>
          <table:table-cell table:formula="of:=[.N17]" office:value-type="float" office:value="-15.9374734868079" calcext:value-type="float">
            <text:p>-15.9374734868</text:p>
          </table:table-cell>
          <table:table-cell table:formula="of:=[.N19]" office:value-type="float" office:value="1.98195085367521" calcext:value-type="float">
            <text:p>1.9819508537</text:p>
          </table:table-cell>
          <table:table-cell table:formula="of:=[.G11]-[.F11]" office:value-type="float" office:value="17.9194243404831" calcext:value-type="float">
            <text:p>17.919424340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line2</text:p>
          </table:table-cell>
          <table:table-cell office:value-type="string" calcext:value-type="string">
            <text:p>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ngle1</text:p>
          </table:table-cell>
          <table:table-cell office:value-type="string" calcext:value-type="string">
            <text:p>angle2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ds389</text:p>
          </table:table-cell>
          <table:table-cell office:value-type="float" office:value="4145" calcext:value-type="float">
            <text:p>4145</text:p>
          </table:table-cell>
          <table:table-cell office:value-type="float" office:value="2274" calcext:value-type="float">
            <text:p>2274</text:p>
          </table:table-cell>
          <table:table-cell office:value-type="float" office:value="3866" calcext:value-type="float">
            <text:p>3866</text:p>
          </table:table-cell>
          <table:table-cell office:value-type="float" office:value="2322" calcext:value-type="float">
            <text:p>2322</text:p>
          </table:table-cell>
          <table:table-cell office:value-type="float" office:value="3997" calcext:value-type="float">
            <text:p>3997</text:p>
          </table:table-cell>
          <table:table-cell office:value-type="float" office:value="2297" calcext:value-type="float">
            <text:p>2297</text:p>
          </table:table-cell>
          <table:table-cell office:value-type="float" office:value="3411" calcext:value-type="float">
            <text:p>3411</text:p>
          </table:table-cell>
          <table:table-cell office:value-type="float" office:value="2375" calcext:value-type="float">
            <text:p>2375</text:p>
          </table:table-cell>
          <table:table-cell table:formula="of:=([.E15]-[.C15])/([.D15]-[.B15])" office:value-type="float" office:value="-0.172043010752688" calcext:value-type="float">
            <text:p>-0.1720430108</text:p>
          </table:table-cell>
          <table:table-cell table:formula="of:=([.I15]-[.G15])/([.H15]-[.F15])" office:value-type="float" office:value="-0.133105802047782" calcext:value-type="float">
            <text:p>-0.133105802</text:p>
          </table:table-cell>
          <table:table-cell table:formula="of:=ATAN([.J15])*180/PI()" office:value-type="float" office:value="-9.76177477504225" calcext:value-type="float">
            <text:p>-9.761774775</text:p>
          </table:table-cell>
          <table:table-cell table:formula="of:=ATAN([.K15])*180/PI()" office:value-type="float" office:value="-7.58183411785178" calcext:value-type="float">
            <text:p>-7.5818341179</text:p>
          </table:table-cell>
          <table:table-cell table:formula="of:=[.M15]-[.L15]" office:value-type="float" office:value="2.17994065719047" calcext:value-type="float">
            <text:p>2.1799406572</text:p>
          </table:table-cell>
        </table:table-row>
        <table:table-row table:style-name="ro1">
          <table:table-cell table:style-name="ce1" office:value-type="string" calcext:value-type="string">
            <text:p>ds390</text:p>
          </table:table-cell>
          <table:table-cell office:value-type="float" office:value="4535" calcext:value-type="float">
            <text:p>4535</text:p>
          </table:table-cell>
          <table:table-cell office:value-type="float" office:value="3071" calcext:value-type="float">
            <text:p>3071</text:p>
          </table:table-cell>
          <table:table-cell office:value-type="float" office:value="4494" calcext:value-type="float">
            <text:p>4494</text:p>
          </table:table-cell>
          <table:table-cell office:value-type="float" office:value="3085" calcext:value-type="float">
            <text:p>3085</text:p>
          </table:table-cell>
          <table:table-cell office:value-type="float" office:value="4605" calcext:value-type="float">
            <text:p>4605</text:p>
          </table:table-cell>
          <table:table-cell office:value-type="float" office:value="3051" calcext:value-type="float">
            <text:p>3051</text:p>
          </table:table-cell>
          <table:table-cell office:value-type="float" office:value="4365" calcext:value-type="float">
            <text:p>4365</text:p>
          </table:table-cell>
          <table:table-cell office:value-type="float" office:value="3067" calcext:value-type="float">
            <text:p>3067</text:p>
          </table:table-cell>
          <table:table-cell table:formula="of:=([.E16]-[.C16])/([.D16]-[.B16])" office:value-type="float" office:value="-0.341463414634146" calcext:value-type="float">
            <text:p>-0.3414634146</text:p>
          </table:table-cell>
          <table:table-cell table:formula="of:=([.I16]-[.G16])/([.H16]-[.F16])" office:value-type="float" office:value="-0.0666666666666667" calcext:value-type="float">
            <text:p>-0.0666666667</text:p>
          </table:table-cell>
          <table:table-cell table:formula="of:=ATAN([.J16])*180/PI()" office:value-type="float" office:value="-18.8531587644191" calcext:value-type="float">
            <text:p>-18.8531587644</text:p>
          </table:table-cell>
          <table:table-cell table:formula="of:=ATAN([.K16])*180/PI()" office:value-type="float" office:value="-3.81407483429035" calcext:value-type="float">
            <text:p>-3.8140748343</text:p>
          </table:table-cell>
          <table:table-cell table:formula="of:=[.M16]-[.L16]" office:value-type="float" office:value="15.0390839301288" calcext:value-type="float">
            <text:p>15.0390839301</text:p>
          </table:table-cell>
        </table:table-row>
        <table:table-row table:style-name="ro1">
          <table:table-cell office:value-type="string" calcext:value-type="string">
            <text:p>ds392</text:p>
          </table:table-cell>
          <table:table-cell office:value-type="float" office:value="822" calcext:value-type="float">
            <text:p>822</text:p>
          </table:table-cell>
          <table:table-cell office:value-type="float" office:value="2789" calcext:value-type="float">
            <text:p>2789</text:p>
          </table:table-cell>
          <table:table-cell office:value-type="float" office:value="685" calcext:value-type="float">
            <text:p>685</text:p>
          </table:table-cell>
          <table:table-cell office:value-type="float" office:value="2787" calcext:value-type="float">
            <text:p>2787</text:p>
          </table:table-cell>
          <table:table-cell office:value-type="float" office:value="794" calcext:value-type="float">
            <text:p>794</text:p>
          </table:table-cell>
          <table:table-cell office:value-type="float" office:value="2793" calcext:value-type="float">
            <text:p>2793</text:p>
          </table:table-cell>
          <table:table-cell office:value-type="float" office:value="605" calcext:value-type="float">
            <text:p>605</text:p>
          </table:table-cell>
          <table:table-cell office:value-type="float" office:value="2844" calcext:value-type="float">
            <text:p>2844</text:p>
          </table:table-cell>
          <table:table-cell table:formula="of:=([.E17]-[.C17])/([.D17]-[.B17])" office:value-type="float" office:value="0.0145985401459854" calcext:value-type="float">
            <text:p>0.0145985401</text:p>
          </table:table-cell>
          <table:table-cell table:formula="of:=([.I17]-[.G17])/([.H17]-[.F17])" office:value-type="float" office:value="-0.26984126984127" calcext:value-type="float">
            <text:p>-0.2698412698</text:p>
          </table:table-cell>
          <table:table-cell table:formula="of:=ATAN([.J17])*180/PI()" office:value-type="float" office:value="0.836375325422415" calcext:value-type="float">
            <text:p>0.8363753254</text:p>
          </table:table-cell>
          <table:table-cell table:formula="of:=ATAN([.K17])*180/PI()" office:value-type="float" office:value="-15.1010981613854" calcext:value-type="float">
            <text:p>-15.1010981614</text:p>
          </table:table-cell>
          <table:table-cell table:formula="of:=[.M17]-[.L17]" office:value-type="float" office:value="-15.9374734868079" calcext:value-type="float">
            <text:p>-15.9374734868</text:p>
          </table:table-cell>
        </table:table-row>
        <table:table-row table:style-name="ro1">
          <table:table-cell office:value-type="string" calcext:value-type="string">
            <text:p>ds393</text:p>
          </table:table-cell>
          <table:table-cell office:value-type="float" office:value="1495" calcext:value-type="float">
            <text:p>1495</text:p>
          </table:table-cell>
          <table:table-cell office:value-type="float" office:value="1312" calcext:value-type="float">
            <text:p>1312</text:p>
          </table:table-cell>
          <table:table-cell office:value-type="float" office:value="1369" calcext:value-type="float">
            <text:p>1369</text:p>
          </table:table-cell>
          <table:table-cell office:value-type="float" office:value="1322" calcext:value-type="float">
            <text:p>1322</text:p>
          </table:table-cell>
          <table:table-cell office:value-type="float" office:value="1455" calcext:value-type="float">
            <text:p>1455</text:p>
          </table:table-cell>
          <table:table-cell office:value-type="float" office:value="1319" calcext:value-type="float">
            <text:p>1319</text:p>
          </table:table-cell>
          <table:table-cell office:value-type="float" office:value="1263" calcext:value-type="float">
            <text:p>1263</text:p>
          </table:table-cell>
          <table:table-cell office:value-type="float" office:value="1354" calcext:value-type="float">
            <text:p>1354</text:p>
          </table:table-cell>
          <table:table-cell table:formula="of:=([.E18]-[.C18])/([.D18]-[.B18])" office:value-type="float" office:value="-0.0793650793650794" calcext:value-type="float">
            <text:p>-0.0793650794</text:p>
          </table:table-cell>
          <table:table-cell table:formula="of:=([.I18]-[.G18])/([.H18]-[.F18])" office:value-type="float" office:value="-0.182291666666667" calcext:value-type="float">
            <text:p>-0.1822916667</text:p>
          </table:table-cell>
          <table:table-cell table:formula="of:=ATAN([.J18])*180/PI()" office:value-type="float" office:value="-4.53777250790665" calcext:value-type="float">
            <text:p>-4.5377725079</text:p>
          </table:table-cell>
          <table:table-cell table:formula="of:=ATAN([.K18])*180/PI()" office:value-type="float" office:value="-10.3311048443397" calcext:value-type="float">
            <text:p>-10.3311048443</text:p>
          </table:table-cell>
          <table:table-cell table:formula="of:=[.M18]-[.L18]" office:value-type="float" office:value="-5.79333233643304" calcext:value-type="float">
            <text:p>-5.7933323364</text:p>
          </table:table-cell>
        </table:table-row>
        <table:table-row table:style-name="ro1">
          <table:table-cell office:value-type="string" calcext:value-type="string">
            <text:p>ds395</text:p>
          </table:table-cell>
          <table:table-cell office:value-type="float" office:value="2756" calcext:value-type="float">
            <text:p>2756</text:p>
          </table:table-cell>
          <table:table-cell office:value-type="float" office:value="2761" calcext:value-type="float">
            <text:p>2761</text:p>
          </table:table-cell>
          <table:table-cell office:value-type="float" office:value="2638" calcext:value-type="float">
            <text:p>2638</text:p>
          </table:table-cell>
          <table:table-cell office:value-type="float" office:value="2781" calcext:value-type="float">
            <text:p>2781</text:p>
          </table:table-cell>
          <table:table-cell office:value-type="float" office:value="2756" calcext:value-type="float">
            <text:p>2756</text:p>
          </table:table-cell>
          <table:table-cell office:value-type="float" office:value="2759" calcext:value-type="float">
            <text:p>2759</text:p>
          </table:table-cell>
          <table:table-cell office:value-type="float" office:value="2495" calcext:value-type="float">
            <text:p>2495</text:p>
          </table:table-cell>
          <table:table-cell office:value-type="float" office:value="2794" calcext:value-type="float">
            <text:p>2794</text:p>
          </table:table-cell>
          <table:table-cell table:formula="of:=([.E19]-[.C19])/([.D19]-[.B19])" office:value-type="float" office:value="-0.169491525423729" calcext:value-type="float">
            <text:p>-0.1694915254</text:p>
          </table:table-cell>
          <table:table-cell table:formula="of:=([.I19]-[.G19])/([.H19]-[.F19])" office:value-type="float" office:value="-0.134099616858238" calcext:value-type="float">
            <text:p>-0.1340996169</text:p>
          </table:table-cell>
          <table:table-cell table:formula="of:=ATAN([.J19])*180/PI()" office:value-type="float" office:value="-9.61972779969885" calcext:value-type="float">
            <text:p>-9.6197277997</text:p>
          </table:table-cell>
          <table:table-cell table:formula="of:=ATAN([.K19])*180/PI()" office:value-type="float" office:value="-7.63777694602364" calcext:value-type="float">
            <text:p>-7.637776946</text:p>
          </table:table-cell>
          <table:table-cell table:formula="of:=[.M19]-[.L19]" office:value-type="float" office:value="1.98195085367521" calcext:value-type="float">
            <text:p>1.9819508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7:05:17.081476022</meta:creation-date>
    <dc:date>2020-05-09T22:25:09.604104585</dc:date>
    <meta:editing-duration>PT6H19M24S</meta:editing-duration>
    <meta:editing-cycles>21</meta:editing-cycles>
    <meta:generator>LibreOffice/5.1.6.2$Linux_X86_64 LibreOffice_project/10m0$Build-2</meta:generator>
    <meta:document-statistic meta:table-count="1" meta:cell-count="1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E6:Sheet1.E11 Sheet1.H6:Sheet1.H11" svg:x="0.32cm" svg:y="0.18cm" svg:width="12.508cm" svg:height="8.64cm">
          <chartooo:coordinate-region svg:x="0.558cm" svg:y="0.379cm" svg:width="12.08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6:Sheet1.H11" chart:class="chart:scatter">
            <chart:domain table:cell-range-address="Sheet1.E6:Sheet1.E1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80000000000001">
                <text:p>-4.80000000000001</text:p>
                <draw:g>
                  <svg:desc>Sheet1.E6:Sheet1.E11</svg:desc>
                </draw:g>
              </table:table-cell>
              <table:table-cell office:value-type="float" office:value="10.1441411503748">
                <text:p>10.1441411503748</text:p>
                <draw:g>
                  <svg:desc>Sheet1.H6:Sheet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44999999999999">
                <text:p>-4.44999999999999</text:p>
              </table:table-cell>
              <table:table-cell office:value-type="float" office:value="7.77528319010825">
                <text:p>7.77528319010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65">
                <text:p>15.65</text:p>
              </table:table-cell>
              <table:table-cell office:value-type="float" office:value="-18.1174141439983">
                <text:p>-18.117414143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85">
                <text:p>10.85</text:p>
              </table:table-cell>
              <table:table-cell office:value-type="float" office:value="-7.9732729936235">
                <text:p>-7.9732729936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-0.197989803515254">
                <text:p>-0.197989803515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25">
                <text:p>-9.25</text:p>
              </table:table-cell>
              <table:table-cell office:value-type="float" office:value="17.9194243404831">
                <text:p>17.91942434048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